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242cm" fo:min-width="13.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heads_20_13" draw:marker-end-width="0.3cm" draw:fill="none" draw:textarea-vertical-align="middle"/>
    </style:style>
    <style:style style:name="gr4" style:family="graphic" style:parent-style-name="objectwithoutfill">
      <style:graphic-properties draw:marker-end="Arrowheads_20_14" draw:marker-end-width="0.3cm" draw:fill="none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83cm" fo:min-width="13.47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3.492cm" svg:x="3.54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02cm" svg:height="3.095cm" svg:x="4.175cm" svg:y="2.269cm">
          <draw:text-box>
            <text:p>Fit it to the training dataset, determine best </text:p>
            <text:p>parameters and then determine accuracy </text:p>
            <text:p>of the model with the .best_score_ </text:p>
            <text:p>and score() techniques</text:p>
          </draw:text-box>
        </draw:frame>
        <draw:line draw:style-name="gr3" draw:text-style-name="P3" draw:layer="layout" svg:x1="10.525cm" svg:y1="1.317cm" svg:x2="10.525cm" svg:y2="1.952cm">
          <text:p/>
        </draw:line>
        <draw:line draw:style-name="gr4" draw:text-style-name="P3" draw:layer="layout" svg:x1="10.525cm" svg:y1="5.444cm" svg:x2="10.525cm" svg:y2="6.397cm">
          <text:p/>
        </draw:line>
        <draw:custom-shape draw:style-name="gr5" draw:text-style-name="P1" draw:layer="layout" svg:width="13.97cm" svg:height="5.08cm" svg:x="3.54cm" svg:y="6.7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067cm" svg:height="3.806cm" svg:x="4.175cm" svg:y="7.032cm">
          <draw:text-box>
            <text:p>Determine the method that is best. <text:s/>My </text:p>
            <text:p>analysis showed Decision Tree classifier </text:p>
            <text:p>was best with an accuracy of 0.875. <text:s/></text:p>
            <text:p>This says 87.5% of the time the model is </text:p>
            <text:p>accurate, which is very acceptable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2:27:44.802532899</meta:creation-date>
    <dc:date>2022-04-03T13:45:40.860418300</dc:date>
    <meta:editing-duration>PT34M58S</meta:editing-duration>
    <meta:editing-cycles>7</meta:editing-cycles>
    <meta:generator>LibreOffice/7.2.5.2.0$Linux_X86_64 LibreOffice_project/20$Build-2</meta:generator>
    <meta:document-statistic meta:object-count="6"/>
  </office:meta>
</office:document-meta>
</file>